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ACD32FBA6E785776.png" manifest:media-type="image/png"/>
  <manifest:file-entry manifest:full-path="Pictures/100000000000005E0000005E678C7EBED077601A.png" manifest:media-type="image/png"/>
  <manifest:file-entry manifest:full-path="Pictures/1000000000000462000000584F439745515D277C.png" manifest:media-type="image/png"/>
  <manifest:file-entry manifest:full-path="Pictures/1000000000000020000000204B249CA79A42C6D7.png" manifest:media-type="image/png"/>
  <manifest:file-entry manifest:full-path="Pictures/1000020100000A26000000EC2D54EC42112EA04B.png" manifest:media-type="image/png"/>
  <manifest:file-entry manifest:full-path="Pictures/1000000000000059000000478358BC09E866CC53.png" manifest:media-type="image/png"/>
  <manifest:file-entry manifest:full-path="Pictures/1000000000000008000000084D60FB4967481D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19" style:family="table">
      <style:table-properties style:width="9.153cm" fo:margin-left="0cm" fo:margin-right="-0.002cm" fo:margin-top="0.101cm" fo:margin-bottom="0cm" table:align="margins"/>
    </style:style>
    <style:style style:name="Tableau19.A" style:family="table-column">
      <style:table-column-properties style:column-width="2.492cm" style:rel-column-width="17845*"/>
    </style:style>
    <style:style style:name="Tableau19.B" style:family="table-column">
      <style:table-column-properties style:column-width="1.325cm" style:rel-column-width="9484*"/>
    </style:style>
    <style:style style:name="Tableau19.C" style:family="table-column">
      <style:table-column-properties style:column-width="1.342cm" style:rel-column-width="9611*"/>
    </style:style>
    <style:style style:name="Tableau19.E" style:family="table-column">
      <style:table-column-properties style:column-width="1.341cm" style:rel-column-width="9598*"/>
    </style:style>
    <style:style style:name="Tableau19.F" style:family="table-column">
      <style:table-column-properties style:column-width="1.328cm" style:rel-column-width="9513*"/>
    </style:style>
    <style:style style:name="Tableau19.A1" style:family="table-cell">
      <style:table-cell-properties style:vertical-align="middle" fo:background-color="#ecf191" fo:padding-left="0cm" fo:padding-right="0.101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19.B1" style:family="table-cell" style:data-style-name="N0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9.F1" style:family="table-cell" style:data-style-name="N0">
      <style:table-cell-properties style:vertical-align="middle" fo:background-color="#ecf191" fo:padding="0.097cm" fo:border="0.5pt solid #000000">
        <style:background-image/>
      </style:table-cell-properties>
    </style:style>
    <style:style style:name="Tableau19.2" style:family="table-row">
      <style:table-row-properties style:min-row-height="0.6cm"/>
    </style:style>
    <style:style style:name="Tableau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4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5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9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9.B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C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D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E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9.F6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2" style:family="table">
      <style:table-properties style:width="3.551cm" table:align="left" style:writing-mode="lr-tb"/>
    </style:style>
    <style:style style:name="Tableau22.A" style:family="table-column">
      <style:table-column-properties style:column-width="0.709cm"/>
    </style:style>
    <style:style style:name="Tableau22.E" style:family="table-column">
      <style:table-column-properties style:column-width="0.714cm"/>
    </style:style>
    <style:style style:name="Tableau22.1" style:family="table-row">
      <style:table-row-properties style:row-height="0.7cm"/>
    </style:style>
    <style:style style:name="Tableau22.A1" style:family="table-cell">
      <style:table-cell-properties style:vertical-align="middle" fo:padding="0cm" fo:border="none" style:writing-mode="lr-tb"/>
    </style:style>
    <style:style style:name="Tableau22.B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22.D2" style:family="table-cell">
      <style:table-cell-properties style:vertical-align="middle" fo:background-color="#00000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2.E2" style:family="table-cell">
      <style:table-cell-properties style:vertical-align="middle" fo:padding="0cm" fo:border="0.5pt solid #000000" style:writing-mode="lr-tb"/>
    </style:style>
    <style:style style:name="Tableau22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22.C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22.D3" style:family="table-cell">
      <style:table-cell-properties style:vertical-align="middle" fo:background-color="#000000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2.E3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2.B4" style:family="table-cell">
      <style:table-cell-properties style:vertical-align="middle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22.E4" style:family="table-cell">
      <style:table-cell-properties style:vertical-align="middle" fo:background-color="#000000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2.E5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9.151cm" fo:break-before="auto" fo:break-after="auto" table:align="margins" style:may-break-between-rows="false"/>
    </style:style>
    <style:style style:name="Table1.A" style:family="table-column">
      <style:table-column-properties style:column-width="0.57cm" style:rel-column-width="4086*"/>
    </style:style>
    <style:style style:name="Table1.B" style:family="table-column">
      <style:table-column-properties style:column-width="0.572cm" style:rel-column-width="4099*"/>
    </style:style>
    <style:style style:name="Table1.P" style:family="table-column">
      <style:table-column-properties style:column-width="0.58cm" style:rel-column-width="4154*"/>
    </style:style>
    <style:style style:name="Table1.1" style:family="table-row">
      <style:table-row-properties style:min-row-height="0.7cm"/>
    </style:style>
    <style:style style:name="Table1.A1" style:family="table-cell" style:data-style-name="N0">
      <style:table-cell-properties style:vertical-align="middle"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P1" style:family="table-cell" style:data-style-name="N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2" style:family="table-row">
      <style:table-row-properties style:min-row-height="0.801cm"/>
    </style:style>
    <style:style style:name="Table1.O2" style:family="table-cell" style:data-style-name="N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F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A7" style:family="table-cell" style:data-style-name="N0">
      <style:table-cell-properties style:vertical-align="middle" fo:background-color="transparent" fo:padding="0.097cm" fo:border="none">
        <style:background-image/>
      </style:table-cell-properties>
    </style:style>
    <style:style style:name="Table1.N7" style:family="table-cell" style:data-style-name="N0">
      <style:table-cell-properties style:vertical-align="middle"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1.P7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9.151cm" table:align="margins"/>
    </style:style>
    <style:style style:name="Table2.A" style:family="table-column">
      <style:table-column-properties style:column-width="2.004cm" style:rel-column-width="14349*"/>
    </style:style>
    <style:style style:name="Table2.B" style:family="table-column">
      <style:table-column-properties style:column-width="1.452cm" style:rel-column-width="10396*"/>
    </style:style>
    <style:style style:name="Table2.C" style:family="table-column">
      <style:table-column-properties style:column-width="1.626cm" style:rel-column-width="11646*"/>
    </style:style>
    <style:style style:name="Table2.D" style:family="table-column">
      <style:table-column-properties style:column-width="2.034cm" style:rel-column-width="14564*"/>
    </style:style>
    <style:style style:name="Table2.E" style:family="table-column">
      <style:table-column-properties style:column-width="2.036cm" style:rel-column-width="14580*"/>
    </style:style>
    <style:style style:name="Table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3" style:family="table">
      <style:table-properties style:width="9.151cm" table:align="margins"/>
    </style:style>
    <style:style style:name="Table3.A" style:family="table-column">
      <style:table-column-properties style:column-width="2.004cm" style:rel-column-width="14349*"/>
    </style:style>
    <style:style style:name="Table3.B" style:family="table-column">
      <style:table-column-properties style:column-width="1.452cm" style:rel-column-width="10396*"/>
    </style:style>
    <style:style style:name="Table3.C" style:family="table-column">
      <style:table-column-properties style:column-width="1.626cm" style:rel-column-width="11646*"/>
    </style:style>
    <style:style style:name="Table3.D" style:family="table-column">
      <style:table-column-properties style:column-width="2.034cm" style:rel-column-width="14564*"/>
    </style:style>
    <style:style style:name="Table3.E" style:family="table-column">
      <style:table-column-properties style:column-width="2.036cm" style:rel-column-width="14580*"/>
    </style:style>
    <style:style style:name="Table3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Table4" style:family="table">
      <style:table-properties style:width="9.151cm" table:align="margins"/>
    </style:style>
    <style:style style:name="Table4.A" style:family="table-column">
      <style:table-column-properties style:column-width="2.004cm" style:rel-column-width="14349*"/>
    </style:style>
    <style:style style:name="Table4.B" style:family="table-column">
      <style:table-column-properties style:column-width="1.452cm" style:rel-column-width="10396*"/>
    </style:style>
    <style:style style:name="Table4.C" style:family="table-column">
      <style:table-column-properties style:column-width="1.626cm" style:rel-column-width="11646*"/>
    </style:style>
    <style:style style:name="Table4.D" style:family="table-column">
      <style:table-column-properties style:column-width="2.034cm" style:rel-column-width="14564*"/>
    </style:style>
    <style:style style:name="Table4.E" style:family="table-column">
      <style:table-column-properties style:column-width="2.036cm" style:rel-column-width="14580*"/>
    </style:style>
    <style:style style:name="Table4.A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6" style:family="paragraph" style:parent-style-name="_5f_En-tête">
      <style:paragraph-properties fo:text-align="start" style:justify-single-word="false"/>
      <style:text-properties officeooo:paragraph-rsid="01b6dc57"/>
    </style:style>
    <style:style style:name="P7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Footer">
      <style:paragraph-properties fo:text-align="end" style:justify-single-word="false"/>
      <style:text-properties officeooo:paragraph-rsid="00d4df5c"/>
    </style:style>
    <style:style style:name="P11" style:family="paragraph" style:parent-style-name="Footer">
      <style:paragraph-properties fo:text-align="start" style:justify-single-word="false"/>
      <style:text-properties officeooo:paragraph-rsid="00d4df5c"/>
    </style:style>
    <style:style style:name="P12" style:family="paragraph" style:parent-style-name="Footer">
      <style:text-properties officeooo:rsid="00178920" officeooo:paragraph-rsid="00178920"/>
    </style:style>
    <style:style style:name="P13" style:family="paragraph" style:parent-style-name="Footer">
      <style:text-properties officeooo:paragraph-rsid="00c384cf"/>
    </style:style>
    <style:style style:name="P1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15" style:family="paragraph" style:parent-style-name="Standard">
      <style:text-properties fo:font-size="6pt" style:font-size-asian="6pt" style:font-size-complex="6pt"/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font-name="Bitstream Vera Sans4" fo:font-size="10pt" fo:font-weight="bold" officeooo:paragraph-rsid="01e59a6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Bitstream Vera Sans4" fo:font-size="10pt" officeooo:paragraph-rsid="01e8b547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Bitstream Vera Sans4" fo:font-size="10pt" fo:font-weight="bold" officeooo:paragraph-rsid="01e8b547" style:font-size-asian="10pt" style:font-weight-asian="bold" style:font-size-complex="10pt"/>
    </style:style>
    <style:style style:name="P19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ILET_5f_POINTILLES">
      <style:paragraph-properties fo:margin-top="0.101cm" fo:margin-bottom="0.101cm" style:contextual-spacing="false" fo:text-align="center" style:justify-single-word="false"/>
      <style:text-properties style:font-name="Bitstream Vera Sans4" fo:font-size="10pt" officeooo:paragraph-rsid="01e59a62" style:font-size-asian="10pt" style:font-size-complex="10pt"/>
    </style:style>
    <style:style style:name="P2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4" fo:font-size="10pt" officeooo:paragraph-rsid="01e78c13" style:font-size-asian="10pt" style:font-size-complex="10pt"/>
    </style:style>
    <style:style style:name="P24" style:family="paragraph" style:parent-style-name="_5f_Paragraphe_20_livret">
      <style:text-properties fo:font-size="8pt" fo:font-weight="bold" style:font-size-asian="10pt" style:font-weight-asian="bold" style:font-weight-complex="bold"/>
    </style:style>
    <style:style style:name="P25" style:family="paragraph" style:parent-style-name="_5f_Paragraphe_20_livret_20_">
      <style:paragraph-properties fo:text-align="start" style:justify-single-word="false"/>
      <style:text-properties officeooo:paragraph-rsid="01e59a62"/>
    </style:style>
    <style:style style:name="P26" style:family="paragraph" style:parent-style-name="FILET_5f_POINTILLES" style:list-style-name="_5f_Numérotation_20_des_20_exercices_20_livrets"/>
    <style:style style:name="P27" style:family="paragraph" style:parent-style-name="FILET_5f_POINTILLES" style:list-style-name="_5f_Numérotation_20_des_20_exercices_20_livrets">
      <style:text-properties officeooo:paragraph-rsid="01e3416e"/>
    </style:style>
    <style:style style:name="P28" style:family="paragraph" style:parent-style-name="FILET_5f_POINTILLES" style:list-style-name="_5f_Numérotation_20_des_20_exercices_20_livrets">
      <style:text-properties officeooo:paragraph-rsid="01e34e9b"/>
    </style:style>
    <style:style style:name="P29" style:family="paragraph" style:parent-style-name="FILET_5f_POINTILLES" style:list-style-name="_5f_Numérotation_20_des_20_exercices_20_livrets">
      <style:text-properties officeooo:paragraph-rsid="01e4ec69"/>
    </style:style>
    <style:style style:name="P30" style:family="paragraph" style:parent-style-name="FILET_5f_POINTILLES" style:list-style-name="Num_5f_Exo">
      <style:paragraph-properties fo:margin-top="0cm" fo:margin-bottom="0cm" style:contextual-spacing="false"/>
      <style:text-properties officeooo:paragraph-rsid="01e8b547"/>
    </style:style>
    <style:style style:name="P31" style:family="paragraph" style:parent-style-name="Standard" style:list-style-name="_5f_Numérotation_20_des_20_exercices_20_livrets">
      <style:paragraph-properties fo:margin-top="0cm" fo:margin-bottom="0cm" style:contextual-spacing="false" style:line-height-at-least="0.6cm" style:writing-mode="lr-tb">
        <style:tab-stops>
          <style:tab-stop style:position="8.493cm"/>
          <style:tab-stop style:position="9.4cm" style:type="right" style:leader-style="dotted" style:leader-text="."/>
        </style:tab-stops>
      </style:paragraph-properties>
      <style:text-properties style:font-name="Bitstream Vera Sans4" fo:font-size="10pt" fo:font-style="normal" officeooo:paragraph-rsid="01e78c13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Bitstream Vera Sans4" fo:font-size="10pt" fo:font-style="normal" officeooo:paragraph-rsid="01e8b547" style:font-size-asian="10pt" style:font-style-asian="normal" style:font-size-complex="10pt" style:font-style-complex="normal"/>
    </style:style>
    <style:style style:name="P33" style:family="paragraph" style:parent-style-name="Text_20_body" style:list-style-name="_5f_Numérotation_20_des_20_exercices_20_livrets">
      <style:text-properties fo:font-size="10pt" officeooo:paragraph-rsid="01e78c13" style:font-size-asian="10pt" style:font-size-complex="10pt"/>
    </style:style>
    <style:style style:name="P34" style:family="paragraph" style:parent-style-name="_5f_Paragraphe_20_livret_20_" style:list-style-name="_5f_Numérotation_20_des_20_exercices_20_livrets">
      <style:text-properties officeooo:paragraph-rsid="01e34e9b"/>
    </style:style>
    <style:style style:name="P35" style:family="paragraph" style:parent-style-name="_5f_Paragraphe_20_livret_20_" style:list-style-name="_5f_Numérotation_20_des_20_exercices_20_livrets">
      <style:paragraph-properties fo:margin-top="0.25cm" fo:margin-bottom="0cm" style:contextual-spacing="false"/>
      <style:text-properties officeooo:paragraph-rsid="01e3416e"/>
    </style:style>
    <style:style style:name="P36" style:family="paragraph" style:parent-style-name="_5f_Paragraphe_20_livret_20_" style:list-style-name="_5f_Numérotation_20_des_20_exercices_20_livrets">
      <style:paragraph-properties fo:margin-top="0.3cm" fo:margin-bottom="0cm" style:contextual-spacing="false"/>
      <style:text-properties officeooo:paragraph-rsid="01e4ec69"/>
    </style:style>
    <style:style style:name="P37" style:family="paragraph" style:parent-style-name="_5f_Paragraphe_20_livret_20_" style:list-style-name="_5f_Numérotation_20_des_20_exercices_20_livrets">
      <style:paragraph-properties fo:margin-top="0.101cm" fo:margin-bottom="0.101cm" style:contextual-spacing="false"/>
      <style:text-properties officeooo:paragraph-rsid="01e78c13"/>
    </style:style>
    <style:style style:name="P38" style:family="paragraph" style:parent-style-name="_5f_Paragraphe_20_livret_20_" style:list-style-name="Num_5f_Exo">
      <style:paragraph-properties fo:margin-top="0.101cm" fo:margin-bottom="0cm" style:contextual-spacing="false"/>
      <style:text-properties officeooo:paragraph-rsid="01e8b547"/>
    </style:style>
    <style:style style:name="P39" style:family="paragraph" style:parent-style-name="_5f_Paragraphe_20_livret_20_réponse_20_élève" style:list-style-name="_5f_Numérotation_20_des_20_exercices_20_livrets">
      <style:text-properties officeooo:paragraph-rsid="01e3416e"/>
    </style:style>
    <style:style style:name="P40" style:family="paragraph" style:parent-style-name="_5f_Paragraphe_20_livret_20_réponse_20_élève" style:list-style-name="_5f_Numérotation_20_des_20_exercices_20_livrets">
      <style:text-properties officeooo:paragraph-rsid="01e4ec69"/>
    </style:style>
    <style:style style:name="P41" style:family="paragraph" style:parent-style-name="_5f_Paragraphe_20_livret_20_réponse_20_élève" style:list-style-name="_5f_Numérotation_20_des_20_exercices_20_livrets">
      <style:text-properties officeooo:paragraph-rsid="01e78c13"/>
    </style:style>
    <style:style style:name="P42" style:family="paragraph" style:parent-style-name="_5f_Paragraphe_20_livret_20_réponse_20_élève" style:list-style-name="_5f_Numérotation_20_des_20_exercices_20_livrets">
      <style:paragraph-properties style:line-height-at-least="0.6cm"/>
      <style:text-properties officeooo:paragraph-rsid="01e4ec69"/>
    </style:style>
    <style:style style:name="P43" style:family="paragraph" style:parent-style-name="_5f_Paragraphe_20_livret_20_réponse_20_élève" style:list-style-name="_5f_Numérotation_20_des_20_exercices_20_livrets">
      <style:paragraph-properties style:line-height-at-least="0.6cm" style:writing-mode="lr-tb"/>
      <style:text-properties officeooo:paragraph-rsid="01e3416e"/>
    </style:style>
    <style:style style:name="P44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1e3416e"/>
    </style:style>
    <style:style style:name="P45" style:family="paragraph" style:parent-style-name="_5f_Paragraphe_20_livret_20_réponse_20_élève" style:list-style-name="_5f_Numérotation_20_des_20_exercices_20_livrets">
      <style:paragraph-properties fo:margin-top="0.199cm" fo:margin-bottom="0cm" style:contextual-spacing="false" fo:line-height="100%"/>
      <style:text-properties officeooo:paragraph-rsid="01e4ec69"/>
    </style:style>
    <style:style style:name="P46" style:family="paragraph" style:parent-style-name="_5f_Paragraphe_20_livret_20_réponse_20_élève" style:list-style-name="_5f_Numérotation_20_des_20_exercices_20_livrets">
      <style:paragraph-properties fo:margin-top="0.049cm" fo:margin-bottom="0cm" style:contextual-spacing="false"/>
      <style:text-properties officeooo:paragraph-rsid="01e3416e"/>
    </style:style>
    <style:style style:name="P47" style:family="paragraph" style:parent-style-name="_5f_Paragraphe_20_livret_20_réponse_20_élève" style:list-style-name="_5f_Numérotation_20_des_20_exercices_20_livrets">
      <style:paragraph-properties fo:margin-top="0.049cm" fo:margin-bottom="0cm" style:contextual-spacing="false" fo:text-align="start" style:justify-single-word="false"/>
      <style:text-properties officeooo:paragraph-rsid="01e4ec69"/>
    </style:style>
    <style:style style:name="P48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/>
      <style:text-properties officeooo:paragraph-rsid="01e4ec69"/>
    </style:style>
    <style:style style:name="P49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/>
      <style:text-properties officeooo:paragraph-rsid="01e4ec69"/>
    </style:style>
    <style:style style:name="P50" style:family="paragraph" style:parent-style-name="_5f_Paragraphe_20_énoncé_20_après_20_numéro" style:list-style-name="">
      <style:paragraph-properties fo:text-align="center" style:justify-single-word="false"/>
    </style:style>
    <style:style style:name="P51" style:family="paragraph" style:parent-style-name="_5f_Paragraphe_20_énoncé_20_après_20_numéro" style:list-style-name="">
      <style:paragraph-properties fo:text-align="center" style:justify-single-word="false"/>
      <style:text-properties officeooo:paragraph-rsid="01f1e6a0"/>
    </style:style>
    <style:style style:name="P52" style:family="paragraph" style:parent-style-name="_5f_Paragraphe_20_énoncé_20_après_20_numéro">
      <style:text-properties officeooo:paragraph-rsid="01f1e6a0"/>
    </style:style>
    <style:style style:name="P53" style:family="paragraph" style:parent-style-name="_5f_Paragraphe_20_énoncé_20_après_20_numéro" style:list-style-name="_5f_Numérotation_20_des_20_exercices_20_livrets">
      <loext:graphic-properties draw:fill="none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/>
      <style:text-properties fo:font-weight="bold" style:font-weight-asian="bold" style:font-weight-complex="bold"/>
    </style:style>
    <style:style style:name="P54" style:family="paragraph" style:parent-style-name="_5f_Paragraphe_20_énoncé_20_après_20_numéro" style:list-style-name="_5f_Numérotation_20_des_20_exercices_20_livrets">
      <loext:graphic-properties draw:fill="none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/>
      <style:text-properties fo:font-weight="bold" officeooo:paragraph-rsid="01f1e6a0" style:font-weight-asian="bold" style:font-weight-complex="bold"/>
    </style:style>
    <style:style style:name="P55" style:family="paragraph" style:parent-style-name="_5f_Titre_20_d_27_exercices_20_livret" style:list-style-name="_5f_Numérotation_20_des_20_exercices_20_livrets"/>
    <style:style style:name="P56" style:family="paragraph" style:parent-style-name="_5f_Titre_20_d_27_exercices_20_livret" style:list-style-name="_5f_Numérotation_20_des_20_exercices_20_livrets"/>
    <style:style style:name="P57" style:family="paragraph" style:parent-style-name="_5f_Titre_20_d_27_exercices_20_livret" style:master-page-name="SERIE_5f_G_5f_GAUCHE_5f_ET_5f_DROITE_5f_2COL">
      <style:paragraph-properties style:page-number="4"/>
    </style:style>
    <style:style style:name="P58" style:family="paragraph" style:parent-style-name="_5f_Titre_20_d_27_exercices_20_livret_20_sans_20_titre">
      <style:text-properties officeooo:paragraph-rsid="01f1e6a0"/>
    </style:style>
    <style:style style:name="P5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6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style:paragraph-properties fo:margin-top="0.199cm" fo:margin-bottom="0cm"/>
    </style:style>
    <style:style style:name="P65" style:family="paragraph">
      <style:paragraph-properties fo:text-align="justify"/>
    </style:style>
    <style:style style:name="P66" style:family="paragraph">
      <style:paragraph-properties fo:margin-left="0cm" fo:margin-right="0cm" fo:line-height="100%" fo:text-indent="0cm"/>
    </style:style>
    <style:style style:name="P67" style:family="paragraph">
      <loext:graphic-properties draw:fill="none" draw:fill-color="#ffffff"/>
      <style:paragraph-properties fo:margin-top="0.199cm" fo:margin-bottom="0cm" fo:text-align="start" style:writing-mode="lr-tb"/>
      <style:text-properties style:font-name="Bitstream Vera Sans4" fo:font-size="10pt"/>
    </style:style>
    <style:style style:name="P68" style:family="paragraph">
      <style:paragraph-properties fo:margin-top="0.199cm" fo:margin-bottom="0cm" fo:text-align="start"/>
    </style:style>
    <style:style style:name="P69" style:family="paragraph">
      <loext:graphic-properties draw:fill="none" draw:fill-color="#ffffff"/>
      <style:paragraph-properties fo:text-align="start" style:writing-mode="lr-tb"/>
      <style:text-properties style:font-name="Bitstream Vera Sans4" fo:font-size="10pt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="solid" draw:fill-color="#d7e12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officeooo:rsid="00990660"/>
    </style:style>
    <style:style style:name="T6" style:family="text">
      <style:text-properties fo:font-variant="small-caps" officeooo:rsid="0054f64f"/>
    </style:style>
    <style:style style:name="T7" style:family="text">
      <style:text-properties fo:font-variant="small-caps" officeooo:rsid="00b5d2d1"/>
    </style:style>
    <style:style style:name="T8" style:family="text">
      <style:text-properties fo:font-variant="small-caps" officeooo:rsid="00b6801f"/>
    </style:style>
    <style:style style:name="T9" style:family="text">
      <style:text-properties officeooo:rsid="01b6dc57"/>
    </style:style>
    <style:style style:name="T10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1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2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1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7" style:family="text">
      <style:text-properties style:use-window-font-color="true" loext:opacity="0%" style:font-name="Bitstream Vera Sans4" fo:letter-spacing="normal"/>
    </style:style>
    <style:style style:name="T18" style:family="text">
      <style:text-properties style:use-window-font-color="true" loext:opacity="0%" fo:font-weight="bold" style:font-weight-asian="bold" style:font-weight-complex="bold"/>
    </style:style>
    <style:style style:name="T19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T20" style:family="text">
      <style:text-properties officeooo:rsid="002925a2"/>
    </style:style>
    <style:style style:name="T21" style:family="text">
      <style:text-properties officeooo:rsid="002b33ed"/>
    </style:style>
    <style:style style:name="T22" style:family="text">
      <style:text-properties fo:color="#000000" loext:opacity="100%" style:font-name="Bitstream Vera Sans" fo:font-size="10pt" officeooo:rsid="007bfe87"/>
    </style:style>
    <style:style style:name="T23" style:family="text">
      <style:text-properties fo:color="#000000" loext:opacity="100%" style:font-name="Bitstream Vera Sans2" fo:font-size="10pt" fo:font-style="normal" fo:font-weight="normal" officeooo:rsid="01e59a62"/>
    </style:style>
    <style:style style:name="T24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00" loext:opacity="100%" fo:font-style="normal" fo:font-weight="normal" officeooo:rsid="004eaee4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fo:font-style="normal" fo:font-weight="normal" officeooo:rsid="00096180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loext:opacity="100%" fo:font-style="normal" fo:font-weight="bold" officeooo:rsid="004f0fec" style:font-style-asian="normal" style:font-weight-asian="bold" style:font-style-complex="normal" style:font-weight-complex="bold"/>
    </style:style>
    <style:style style:name="T29" style:family="text">
      <style:text-properties style:text-position="0% 100%" style:font-name-asian="OpenSymbol" style:font-style-asian="normal" style:font-name-complex="OpenSymbol" style:font-style-complex="normal"/>
    </style:style>
    <style:style style:name="T30" style:family="text">
      <style:text-properties style:text-position="0% 100%" style:font-name-asian="OpenSymbol" style:font-name-complex="OpenSymbol"/>
    </style:style>
    <style:style style:name="T31" style:family="text">
      <style:text-properties style:text-position="0% 100%" officeooo:rsid="0008c694" style:font-name-asian="OpenSymbol" style:font-name-complex="OpenSymbol"/>
    </style:style>
    <style:style style:name="T32" style:family="text">
      <style:text-properties style:text-position="0% 100%" style:font-name="Bitstream Vera Sans4" fo:font-size="10pt" fo:font-style="normal" style:font-name-asian="OpenSymbol" style:font-name-complex="OpenSymbol"/>
    </style:style>
    <style:style style:name="T33" style:family="text">
      <style:text-properties style:text-position="0% 100%" style:font-name="Bitstream Vera Sans4" fo:letter-spacing="normal" style:font-name-asian="OpenSymbol" style:font-style-asian="normal" style:font-name-complex="OpenSymbol" style:font-style-complex="normal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e8c32a" loext:opacity="100%" style:font-name="Bitstream Vera Sans2" fo:font-size="10pt" fo:font-style="normal" fo:font-weight="bold" officeooo:rsid="01e4ec69"/>
    </style:style>
    <style:style style:name="T36" style:family="text">
      <style:text-properties officeooo:rsid="004b8877"/>
    </style:style>
    <style:style style:name="T37" style:family="text">
      <style:text-properties officeooo:rsid="004cf060"/>
    </style:style>
    <style:style style:name="T38" style:family="text">
      <style:text-properties fo:color="#b2b2b2" loext:opacity="100%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0096180" style:font-style-asian="normal" style:font-style-complex="normal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4f0fec" style:font-style-asian="normal" style:font-weight-asian="bold" style:font-style-complex="normal" style:font-weight-complex="bold"/>
    </style:style>
    <style:style style:name="T43" style:family="text">
      <style:text-properties fo:color="#ff8000" loext:opacity="100%"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color="#2a6099" loext:opacity="100%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color="#2a6099" loext:opacity="100%" fo:font-style="normal" fo:font-weight="bold" officeooo:rsid="00096180" style:font-style-asian="normal" style:font-weight-asian="bold" style:font-style-complex="normal" style:font-weight-complex="bold"/>
    </style:style>
    <style:style style:name="T46" style:family="text">
      <style:text-properties fo:color="#2a6099" loext:opacity="100%" fo:font-style="normal" fo:font-weight="bold" officeooo:rsid="004f0fec" style:font-style-asian="normal" style:font-weight-asian="bold" style:font-style-complex="normal" style:font-weight-complex="bold"/>
    </style:style>
    <style:style style:name="T47" style:family="text">
      <style:text-properties fo:color="#d3802c" loext:opacity="100%" fo:font-style="normal" fo:font-weight="normal" officeooo:rsid="00096180" style:font-style-asian="normal" style:font-weight-asian="normal" style:font-style-complex="normal" style:font-weight-complex="normal"/>
    </style:style>
    <style:style style:name="T48" style:family="text">
      <style:text-properties fo:color="#d3802c" loext:opacity="100%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color="#d3802c" loext:opacity="100%" fo:font-style="normal" fo:font-weight="bold" officeooo:rsid="00096180" style:font-style-asian="normal" style:font-weight-asian="bold" style:font-style-complex="normal" style:font-weight-complex="bold"/>
    </style:style>
    <style:style style:name="T50" style:family="text">
      <style:text-properties officeooo:rsid="0009eb7d"/>
    </style:style>
    <style:style style:name="T51" style:family="text">
      <style:text-properties fo:color="#52cc00" loext:opacity="100%" fo:font-weight="bold" style:font-weight-asian="bold" style:font-weight-complex="bold"/>
    </style:style>
    <style:style style:name="T52" style:family="text">
      <style:text-properties officeooo:rsid="01e8b547"/>
    </style:style>
    <style:style style:name="T53" style:family="text">
      <style:text-properties style:font-name="Bitstream Vera Sans4"/>
    </style:style>
    <style:style style:name="T54" style:family="text">
      <style:text-properties style:font-name="Bitstream Vera Sans4" fo:letter-spacing="normal"/>
    </style:style>
    <style:style style:name="T55" style:family="text">
      <style:text-properties fo:font-size="8pt"/>
    </style:style>
    <style:style style:name="T56" style:family="text">
      <style:text-properties fo:font-size="6pt"/>
    </style:style>
    <style:style style:name="T57" style:family="text">
      <style:text-properties fo:font-size="4pt"/>
    </style:style>
    <style:style style:name="T58" style:family="text">
      <style:text-properties style:font-name="Bitstream Vera Sans4" fo:font-size="10pt" style:text-underline-style="none" fo:font-weight="bold" style:font-name-complex="Bitstream Vera Sans4" style:font-size-complex="10pt" style:font-weight-complex="bold"/>
    </style:style>
    <style:style style:name="T59" style:family="text">
      <style:text-properties style:font-name="Bitstream Vera Sans4" fo:font-size="10pt" style:text-underline-style="none" fo:font-weight="bold" style:font-weight-asian="bold" style:font-name-complex="Bitstream Vera Sans4" style:font-size-complex="10pt" style:font-weight-complex="bold"/>
    </style:style>
    <style:style style:name="T60" style:family="text">
      <style:text-properties style:font-name="Bitstream Vera Sans4" fo:font-size="10pt" style:text-underline-style="none" fo:font-weight="bold" style:font-name-complex="Bitstream Vera Sans4" style:font-size-complex="10pt"/>
    </style:style>
    <style:style style:name="T61" style:family="text">
      <style:text-properties style:font-name="Bitstream Vera Sans4" fo:font-size="10pt" style:text-underline-style="none" fo:font-weight="normal" style:font-weight-asian="normal" style:font-name-complex="Bitstream Vera Sans4" style:font-size-complex="10pt" style:font-weight-complex="normal"/>
    </style:style>
    <style:style style:name="T62" style:family="text">
      <style:text-properties style:use-window-font-color="true" loext:opacity="0%" style:font-name="Bitstream Vera Sans4" fo:font-size="10pt" style:text-underline-style="none" fo:font-weight="normal" style:font-weight-asian="normal" style:font-name-complex="Bitstream Vera Sans4" style:font-size-complex="10pt" style:font-weight-complex="normal"/>
    </style:style>
    <style:style style:name="T63" style:family="text">
      <style:text-properties style:font-name="Bitstream Vera Sans4" fo:font-size="10pt" style:text-underline-style="none" fo:font-weight="bold" style:font-size-complex="10pt"/>
    </style:style>
    <style:style style:name="T64" style:family="text">
      <style:text-properties style:font-name="Bitstream Vera Sans4" fo:font-size="10pt" fo:font-weight="bold" style:font-weight-asian="bold" style:font-size-complex="10pt" style:font-weight-complex="bold"/>
    </style:style>
    <style:style style:name="T65" style:family="text">
      <style:text-properties style:font-name="Bitstream Vera Sans4" fo:font-size="10pt" style:font-size-complex="10pt"/>
    </style:style>
    <style:style style:name="T66" style:family="text">
      <style:text-properties style:font-name="Bitstream Vera Sans4" fo:font-size="10pt" fo:font-weight="bold" style:font-weight-asian="bold" style:font-weight-complex="bold"/>
    </style:style>
    <style:style style:name="T67" style:family="text">
      <style:text-properties style:font-name="Bitstream Vera Sans4" fo:font-size="10pt"/>
    </style:style>
    <style:style style:name="T68" style:family="text">
      <style:text-properties style:font-name="Bitstream Vera Sans4" fo:font-size="10pt" fo:font-weight="normal" style:font-weight-asian="normal" style:font-weight-complex="normal"/>
    </style:style>
    <style:style style:name="T69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Sect1" style:family="section">
      <style:section-properties text:dont-balance-text-columns="false" style:editable="false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" style:family="graphic">
      <style:graphic-properties draw:stroke="none" svg:stroke-color="#000000" draw:fill="none" draw:fill-color="#ffffff" fo:min-height="2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2" draw:name="Shape3_0" draw:style-name="gr10" draw:text-style-name="P70" svg:x1="15.131cm" svg:y1="1.427cm" svg:x2="21.998cm" svg:y2="1.411cm">
        <text:p/>
      </draw:line>
      <draw:frame text:anchor-type="page" text:anchor-page-number="1" draw:z-index="1" draw:name="Shape8_0" draw:style-name="gr11" draw:text-style-name="P71" svg:width="2.703cm" svg:height="0.715cm" draw:transform="rotate (0.0872664625997165) translate (1.32644444444444cm 1.21884722222222cm)">
        <draw:text-box>
          <text:p text:style-name="P70"><text:span text:style-name="T69">Série 4</text:span></text:p>
        </draw:text-box>
      </draw:frame>
      <draw:path text:anchor-type="page" text:anchor-page-number="1" draw:z-index="0" draw:name="Shape1" draw:style-name="gr12" draw:text-style-name="P72" svg:width="4.329cm" svg:height="2.24cm" svg:x="0cm" svg:y="0cm" svg:viewBox="0 0 4330 2241" svg:d="M0 2241l3984-288c209-15 363-168 345-342l-170-1611h-4159z">
        <text:p/>
      </draw:path>
      <text:section text:style-name="Sect1" text:name="Section11">
        <text:section text:style-name="Sect2" text:name="Section12">
          <text:section text:style-name="Sect2" text:name="Section13">
            <text:list xml:id="list3898528504" text:style-name="_5f_Numérotation_20_des_20_exercices_20_livrets">
              <text:list-item>
                <text:h text:style-name="P57" text:outline-level="1">Multiples <text:span text:style-name="T35">communs</text:span></text:h>
                <text:list>
                  <text:list-item text:start-value="1">
                    <text:p text:style-name="P44">Écris tous les multiples de 2 inférieurs à <text:span text:style-name="T22">4</text:span>0.</text:p>
                    <text:p text:style-name="P27"><text:span text:style-name="_5f_pointillés_20_gris"><text:span text:style-name="T29">…………………………………………………………………..</text:span></text:span></text:p>
                    <text:p text:style-name="P27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46">Écris tous les multiples de <text:span text:style-name="T22">3</text:span> inférieurs à <text:span text:style-name="T22">4</text:span>0.</text:p>
                    <text:p text:style-name="P27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35">Entoure les nombres qui apparaissent dans les deux listes. Que remarques‑tu ?</text:p>
                    <text:p text:style-name="P27"><text:span text:style-name="_5f_pointillés_20_gris"><text:span text:style-name="T29">…………………………………………………………………..</text:span></text:span></text:p>
                  </text:list-item>
                </text:list>
              </text:list-item>
              <text:list-item>
                <text:h text:style-name="P55" text:outline-level="1">Diviseurs communs</text:h>
                <text:list>
                  <text:list-item text:start-value="1">
                    <text:p text:style-name="P45">Écris tous les diviseurs de 18.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48">Écris tous les diviseurs de 24.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36">Entoure les nombres qui apparaissent dans les deux listes. Que remarques‑tu ?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</text:list>
              </text:list-item>
              <text:list-item>
                <text:h text:style-name="P55" text:outline-level="1">Critères de divisibilité</text:h>
                <text:list>
                  <text:list-item text:start-value="1">
                    <text:p text:style-name="P45">157 326 est‑il divisible par 2 ? Justifie.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49">157 326 est‑il divisible par 3 ? Justifie.</text:p>
                    <text:p text:style-name="P29"><text:span text:style-name="_5f_pointillés_20_gris"><text:span text:style-name="T29">…………………………………………………………………..</text:span></text:span>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49">157 326 est‑il divisible par 4 ? Justifie.</text:p>
                    <text:p text:style-name="P29"><text:span text:style-name="_5f_pointillés_20_gris"><text:span text:style-name="T29">…………………………………………………………………..</text:span></text:span>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  <text:list-item>
                    <text:p text:style-name="P49">157 326 est‑il divisible par 5 ? Justifie.</text:p>
                    <text:p text:style-name="P29"><text:span text:style-name="_5f_pointillés_20_gris"><text:span text:style-name="T29">…………………………………………………………………..</text:span></text:span></text:p>
                    <text:p text:style-name="P29"><text:span text:style-name="_5f_pointillés_20_gris"><text:span text:style-name="T29">…………………………………………………………………..</text:span></text:span></text:p>
                  </text:list-item>
                </text:list>
              </text:list-item>
              <text:list-item>
                <text:h text:style-name="P58" text:outline-level="1">Complète pour que les nombres soient divi­sibles :</text:h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header-rows>
                <table:table-row>
                  <table:table-cell table:style-name="Table2.A1" office:value-type="string">
                    <text:list xml:id="list182232275468607" text:continue-numbering="true" text:style-name="_5f_Numérotation_20_des_20_exercices_20_livrets">
                      <text:list-item>
                        <text:list>
                          <text:list-item>
                            <text:p text:style-name="P52"><text:span text:style-name="T34">par 2 </text:span><text:span text:style-name="T18">:</text:span></text:p>
                          </text:list-item>
                        </text:list>
                      </text:list-item>
                    </text:list>
                  </table:table-cell>
                  <table:table-cell table:style-name="Table2.A1" office:value-type="string">
                    <text:p text:style-name="P51">6 4 <text:span text:style-name="T38">...</text:span></text:p>
                  </table:table-cell>
                  <table:table-cell table:style-name="Table2.A1" office:value-type="string">
                    <text:p text:style-name="P51">7 0 4 <text:span text:style-name="T38">...</text:span></text:p>
                  </table:table-cell>
                  <table:table-cell table:style-name="Table2.A1" office:value-type="string">
                    <text:p text:style-name="P51">2 <text:span text:style-name="T38">...</text:span> 5 <text:span text:style-name="T38">...</text:span> <text:s text:c="11"/></text:p>
                  </table:table-cell>
                  <table:table-cell table:style-name="Table2.A1" office:value-type="string">
                    <text:p text:style-name="P51"><text:span text:style-name="T38">...</text:span> 4 8 <text:span text:style-name="T38">...</text:span></text:p>
                  </table:table-cell>
                </table:table-row>
              </table:table-header-rows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header-rows>
                <table:table-row>
                  <table:table-cell table:style-name="Table3.A1" office:value-type="string">
                    <text:list xml:id="list182231060038763" text:continue-numbering="true" text:style-name="_5f_Numérotation_20_des_20_exercices_20_livrets">
                      <text:list-item>
                        <text:list>
                          <text:list-item>
                            <text:p text:style-name="P52"><text:span text:style-name="T34">par 3 </text:span><text:span text:style-name="T18">:</text:span> <text:s text:c="2"/></text:p>
                          </text:list-item>
                        </text:list>
                      </text:list-item>
                    </text:list>
                  </table:table-cell>
                  <table:table-cell table:style-name="Table3.A1" office:value-type="string">
                    <text:p text:style-name="P51"><text:span text:style-name="T38">...</text:span> 4 2</text:p>
                  </table:table-cell>
                  <table:table-cell table:style-name="Table3.A1" office:value-type="string">
                    <text:p text:style-name="P51">8 0 <text:span text:style-name="T38">...</text:span></text:p>
                  </table:table-cell>
                  <table:table-cell table:style-name="Table3.A1" office:value-type="string">
                    <text:p text:style-name="P51">6 4 3 <text:span text:style-name="T38">...</text:span></text:p>
                  </table:table-cell>
                  <table:table-cell table:style-name="Table3.A1" office:value-type="string">
                    <text:p text:style-name="P51">8 <text:span text:style-name="T38">...</text:span> 2 4</text:p>
                  </table:table-cell>
                </table:table-row>
              </table:table-header-rows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header-rows>
                <table:table-row>
                  <table:table-cell table:style-name="Table4.A1" office:value-type="string">
                    <text:list xml:id="list182231159880856" text:continue-numbering="true" text:style-name="_5f_Numérotation_20_des_20_exercices_20_livrets">
                      <text:list-item>
                        <text:list>
                          <text:list-item>
                            <text:p text:style-name="P54">par 6 :</text:p>
                          </text:list-item>
                        </text:list>
                      </text:list-item>
                    </text:list>
                  </table:table-cell>
                  <table:table-cell table:style-name="Table4.A1" office:value-type="string">
                    <text:p text:style-name="P51">6 4 <text:span text:style-name="T38">...</text:span></text:p>
                  </table:table-cell>
                  <table:table-cell table:style-name="Table4.A1" office:value-type="string">
                    <text:p text:style-name="P51">8 5 3 <text:span text:style-name="T38">...</text:span></text:p>
                  </table:table-cell>
                  <table:table-cell table:style-name="Table4.A1" office:value-type="string">
                    <text:p text:style-name="P51"><text:span text:style-name="T38">...</text:span> 2 4 <text:span text:style-name="T38">...</text:span></text:p>
                  </table:table-cell>
                  <table:table-cell table:style-name="Table4.A1" office:value-type="string">
                    <text:p text:style-name="P51">3 3 3 <text:span text:style-name="T38">...</text:span></text:p>
                  </table:table-cell>
                </table:table-row>
              </table:table-header-rows>
            </table:table>
            <text:list xml:id="list182230788586281" text:continue-numbering="true" text:style-name="_5f_Numérotation_20_des_20_exercices_20_livrets">
              <text:list-item>
                <text:h text:style-name="_5f_Titre_20_d_27_exercices_20_livret_20_sans_20_titre" text:outline-level="1"><text:span text:style-name="T23">Complète par « vrai » ou « faux »</text:span>.</text:h>
              </text:list-item>
            </text:list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B"/>
              <table:table-column table:style-name="Tableau19.E"/>
              <table:table-column table:style-name="Tableau19.F"/>
              <table:table-header-rows>
                <table:table-row>
                  <table:table-cell table:style-name="Tableau19.A1" office:value-type="string">
                    <text:h text:style-name="P24" text:outline-level="1">Le nombre est divisible par...</text:h>
                  </table:table-cell>
                  <table:table-cell table:style-name="Tableau19.B1" office:value-type="float" office:value="2">
                    <text:p text:style-name="P16">2</text:p>
                  </table:table-cell>
                  <table:table-cell table:style-name="Tableau19.B1" office:value-type="float" office:value="3">
                    <text:p text:style-name="P16">3</text:p>
                  </table:table-cell>
                  <table:table-cell table:style-name="Tableau19.B1" office:value-type="float" office:value="4">
                    <text:p text:style-name="P16">4</text:p>
                  </table:table-cell>
                  <table:table-cell table:style-name="Tableau19.B1" office:value-type="float" office:value="5">
                    <text:p text:style-name="P16">5</text:p>
                  </table:table-cell>
                  <table:table-cell table:style-name="Tableau19.F1" office:value-type="float" office:value="9">
                    <text:p text:style-name="P16">9</text:p>
                  </table:table-cell>
                </table:table-row>
              </table:table-header-rows>
              <table:table-row table:style-name="Tableau19.2">
                <table:table-cell table:style-name="Tableau19.A2" office:value-type="string">
                  <text:p text:style-name="P25"><text:s text:c="9"/>345</text:p>
                </table:table-cell>
                <table:table-cell table:style-name="Tableau19.B2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C2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D2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E2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F2" office:value-type="string">
                  <text:p text:style-name="P22"><text:span text:style-name="_5f_pointillés_20_gris"><text:span text:style-name="T29">……</text:span></text:span></text:p>
                </table:table-cell>
              </table:table-row>
              <table:table-row table:style-name="Tableau19.2">
                <table:table-cell table:style-name="Tableau19.A3" office:value-type="string">
                  <text:p text:style-name="P25"><text:s text:c="9"/>344</text:p>
                </table:table-cell>
                <table:table-cell table:style-name="Tableau19.B3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C3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D3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E3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F3" office:value-type="string">
                  <text:p text:style-name="P22"><text:span text:style-name="_5f_pointillés_20_gris"><text:span text:style-name="T29">……</text:span></text:span></text:p>
                </table:table-cell>
              </table:table-row>
              <table:table-row table:style-name="Tableau19.2">
                <table:table-cell table:style-name="Tableau19.A4" office:value-type="string">
                  <text:p text:style-name="P25"><text:s text:c="4"/>56 241</text:p>
                </table:table-cell>
                <table:table-cell table:style-name="Tableau19.B4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C4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D4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E4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F4" office:value-type="string">
                  <text:p text:style-name="P22"><text:span text:style-name="_5f_pointillés_20_gris"><text:span text:style-name="T29">……</text:span></text:span></text:p>
                </table:table-cell>
              </table:table-row>
              <table:table-row table:style-name="Tableau19.2">
                <table:table-cell table:style-name="Tableau19.A5" office:value-type="string">
                  <text:p text:style-name="P25"><text:s text:c="4"/>56 242</text:p>
                </table:table-cell>
                <table:table-cell table:style-name="Tableau19.B5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C5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D5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E5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F5" office:value-type="string">
                  <text:p text:style-name="P22"><text:span text:style-name="_5f_pointillés_20_gris"><text:span text:style-name="T29">……</text:span></text:span></text:p>
                </table:table-cell>
              </table:table-row>
              <table:table-row table:style-name="Tableau19.2">
                <table:table-cell table:style-name="Tableau19.A6" office:value-type="string">
                  <text:p text:style-name="P25"><text:s text:c="4"/>56 243</text:p>
                </table:table-cell>
                <table:table-cell table:style-name="Tableau19.B6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C6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D6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E6" office:value-type="string">
                  <text:p text:style-name="P22"><text:span text:style-name="_5f_pointillés_20_gris"><text:span text:style-name="T29">……</text:span></text:span></text:p>
                </table:table-cell>
                <table:table-cell table:style-name="Tableau19.F6" office:value-type="string">
                  <text:p text:style-name="P22"><text:span text:style-name="_5f_pointillés_20_gris"><text:span text:style-name="T29">……</text:span></text:span></text:p>
                </table:table-cell>
              </table:table-row>
            </table:table>
            <text:list xml:id="list182231013169081" text:continue-numbering="true" text:style-name="_5f_Numérotation_20_des_20_exercices_20_livrets">
              <text:list-item>
                <text:h text:style-name="_5f_Titre_20_d_27_exercices_20_livret_20_sans_20_titre" text:outline-level="1"><draw:frame text:anchor-type="char" draw:z-index="7" draw:name="Forme52" draw:style-name="gr9" draw:text-style-name="P69" svg:width="5.054cm" svg:height="4.112cm" svg:x="4.099cm" svg:y="0.921cm"><draw:text-box><text:p text:style-name="P68"><text:span text:style-name="T63">H</text:span><text:span text:style-name="T63">o</text:span><text:span text:style-name="T63">r</text:span><text:span text:style-name="T63">i</text:span><text:span text:style-name="T63">z</text:span><text:span text:style-name="T63">o</text:span><text:span text:style-name="T63">n</text:span><text:span text:style-name="T63">t</text:span><text:span text:style-name="T63">a</text:span><text:span text:style-name="T63">l</text:span><text:span text:style-name="T63">e</text:span><text:span text:style-name="T63">m</text:span><text:span text:style-name="T63">e</text:span><text:span text:style-name="T63">n</text:span><text:span text:style-name="T63">t</text:span></text:p><text:p text:style-name="P65"><text:span text:style-name="T64">A</text:span><text:span text:style-name="T65"> </text:span><text:span text:style-name="T64">-</text:span><text:span text:style-name="T65"> </text:span><text:span text:style-name="T65">M</text:span><text:span text:style-name="T65">u</text:span><text:span text:style-name="T65">l</text:span><text:span text:style-name="T65">t</text:span><text:span text:style-name="T65">i</text:span><text:span text:style-name="T65">p</text:span><text:span text:style-name="T65">l</text:span><text:span text:style-name="T65">e</text:span><text:span text:style-name="T65"> </text:span><text:span text:style-name="T65">d</text:span><text:span text:style-name="T65">e</text:span><text:span text:style-name="T65"> </text:span><text:span text:style-name="T65">3</text:span><text:span text:style-name="T65"> </text:span><text:span text:style-name="T65">e</text:span><text:span text:style-name="T65">t</text:span><text:span text:style-name="T65"> </text:span><text:span text:style-name="T65">d</text:span><text:span text:style-name="T65">e</text:span><text:span text:style-name="T65"> </text:span><text:span text:style-name="T65">5</text:span><text:span text:style-name="T65">.</text:span><text:span text:style-name="T65"> </text:span><text:span text:style-name="T65">D</text:span><text:span text:style-name="T65">i</text:span><text:span text:style-name="T65">v</text:span><text:span text:style-name="T65">i</text:span><text:span text:style-name="T65">s</text:span><text:span text:style-name="T65">e</text:span><text:span text:style-name="T65">u</text:span><text:span text:style-name="T65">r</text:span><text:span text:style-name="T65"> </text:span><text:span text:style-name="T65">d</text:span><text:span text:style-name="T65">e</text:span><text:span text:style-name="T65"> </text:span><text:span text:style-name="T65">2</text:span><text:span text:style-name="T65">5</text:span><text:span text:style-name="T65">.</text:span></text:p><text:p text:style-name="P65"><text:span text:style-name="T66">B</text:span><text:span text:style-name="T67"> </text:span><text:span text:style-name="T66">-</text:span><text:span text:style-name="T66"> </text:span><text:span text:style-name="T67">M</text:span><text:span text:style-name="T67">u</text:span><text:span text:style-name="T67">l</text:span><text:span text:style-name="T67">t</text:span><text:span text:style-name="T67">i</text:span><text:span text:style-name="T67">p</text:span><text:span text:style-name="T67">l</text:span><text:span text:style-name="T67">e</text:span><text:span text:style-name="T67"> </text:span><text:span text:style-name="T67">d</text:span><text:span text:style-name="T67">e</text:span><text:span text:style-name="T67"> </text:span><text:span text:style-name="T67">1</text:span><text:span text:style-name="T67">0</text:span><text:span text:style-name="T67">.</text:span><text:span text:style-name="T67"> </text:span><text:span text:style-name="T67">D</text:span><text:span text:style-name="T67">i</text:span><text:span text:style-name="T67">v</text:span><text:span text:style-name="T67">i</text:span><text:span text:style-name="T67">s</text:span><text:span text:style-name="T67">e</text:span><text:span text:style-name="T67">u</text:span><text:span text:style-name="T67">r</text:span><text:span text:style-name="T67"> </text:span><text:span text:style-name="T67">d</text:span><text:span text:style-name="T67">e</text:span><text:span text:style-name="T67"> </text:span><text:span text:style-name="T67">t</text:span><text:span text:style-name="T67">o</text:span><text:span text:style-name="T67">u</text:span><text:span text:style-name="T67">s</text:span><text:span text:style-name="T67"> </text:span><text:span text:style-name="T67">l</text:span><text:span text:style-name="T67">e</text:span><text:span text:style-name="T67">s</text:span><text:span text:style-name="T67"> </text:span><text:span text:style-name="T67">n</text:span><text:span text:style-name="T67">o</text:span><text:span text:style-name="T67">m</text:span><text:span text:style-name="T67">b</text:span><text:span text:style-name="T67">r</text:span><text:span text:style-name="T67">e</text:span><text:span text:style-name="T67">s</text:span><text:span text:style-name="T67">.</text:span></text:p><text:p text:style-name="P65"><text:span text:style-name="T66">C</text:span><text:span text:style-name="T67"> </text:span><text:span text:style-name="T66">-</text:span><text:span text:style-name="T66"> </text:span><text:span text:style-name="T68">D</text:span><text:span text:style-name="T68">i</text:span><text:span text:style-name="T68">v</text:span><text:span text:style-name="T68">i</text:span><text:span text:style-name="T68">s</text:span><text:span text:style-name="T68">e</text:span><text:span text:style-name="T68">u</text:span><text:span text:style-name="T68">r</text:span><text:span text:style-name="T68"> </text:span><text:span text:style-name="T68">d</text:span><text:span text:style-name="T68">e</text:span><text:span text:style-name="T68"> </text:span><text:span text:style-name="T68">2</text:span><text:span text:style-name="T68">2</text:span><text:span text:style-name="T68">2</text:span><text:span text:style-name="T68"> </text:span><text:span text:style-name="T68">a</text:span><text:span text:style-name="T68">u</text:span><text:span text:style-name="T68">t</text:span><text:span text:style-name="T68">r</text:span><text:span text:style-name="T68">e</text:span><text:span text:style-name="T68"> </text:span><text:span text:style-name="T68">q</text:span><text:span text:style-name="T68">u</text:span><text:span text:style-name="T68">e</text:span><text:span text:style-name="T68"> </text:span><text:span text:style-name="T68">l</text:span><text:span text:style-name="T68">u</text:span><text:span text:style-name="T68">i</text:span><text:span text:style-name="T68">-</text:span><text:span text:style-name="T68">m</text:span><text:span text:style-name="T68">ê</text:span><text:span text:style-name="T68">m</text:span><text:span text:style-name="T68">e</text:span><text:span text:style-name="T67">.</text:span></text:p><text:p text:style-name="P65"><text:span text:style-name="T66">D</text:span><text:span text:style-name="T66"> </text:span><text:span text:style-name="T66">-</text:span><text:span text:style-name="T67"> </text:span><text:span text:style-name="T67">M</text:span><text:span text:style-name="T67">u</text:span><text:span text:style-name="T67">l</text:span><text:span text:style-name="T67">t</text:span><text:span text:style-name="T67">i</text:span><text:span text:style-name="T67">p</text:span><text:span text:style-name="T67">l</text:span><text:span text:style-name="T67">e</text:span><text:span text:style-name="T67"> </text:span><text:span text:style-name="T67">d</text:span><text:span text:style-name="T67">e</text:span><text:span text:style-name="T67"> </text:span><text:span text:style-name="T67">5</text:span><text:span text:style-name="T67"> </text:span><text:span text:style-name="T67"><text:s/></text:span><text:span text:style-name="T67">(</text:span><text:span text:style-name="T67">m</text:span><text:span text:style-name="T67">a</text:span><text:span text:style-name="T67">i</text:span><text:span text:style-name="T67">s</text:span><text:span text:style-name="T67"> </text:span><text:span text:style-name="T67">p</text:span><text:span text:style-name="T67">a</text:span><text:span text:style-name="T67">s</text:span><text:span text:style-name="T67"> </text:span><text:span text:style-name="T67">d</text:span><text:span text:style-name="T67">e</text:span><text:span text:style-name="T67"> </text:span><text:span text:style-name="T67">1</text:span><text:span text:style-name="T67">0</text:span><text:span text:style-name="T67">)</text:span><text:span text:style-name="T67"> </text:span><text:span text:style-name="T67">s</text:span><text:span text:style-name="T67">i</text:span><text:span text:style-name="T67"> </text:span><text:span text:style-name="T67">o</text:span><text:span text:style-name="T67">n</text:span><text:span text:style-name="T67"> </text:span><text:span text:style-name="T67">l</text:span><text:span text:style-name="T67">u</text:span><text:span text:style-name="T67">i</text:span><text:span text:style-name="T67"> </text:span><text:span text:style-name="T67">a</text:span><text:span text:style-name="T67">j</text:span><text:span text:style-name="T67">o</text:span><text:span text:style-name="T67">u</text:span><text:span text:style-name="T67">t</text:span><text:span text:style-name="T67">e</text:span><text:span text:style-name="T67"> </text:span><text:span text:style-name="T67">1</text:span><text:span text:style-name="T67">.</text:span><text:span text:style-name="T67"> </text:span><text:span text:style-name="T67">M</text:span><text:span text:style-name="T67">u</text:span><text:span text:style-name="T67">l</text:span><text:span text:style-name="T67">t</text:span><text:span text:style-name="T67">i</text:span><text:span text:style-name="T67">p</text:span><text:span text:style-name="T67">l</text:span><text:span text:style-name="T67">e</text:span><text:span text:style-name="T67"> </text:span><text:span text:style-name="T67">d</text:span><text:span text:style-name="T67">e</text:span><text:span text:style-name="T67"> </text:span><text:span text:style-name="T67">1</text:span><text:span text:style-name="T67">2</text:span><text:span text:style-name="T67"> </text:span><text:span text:style-name="T67">e</text:span><text:span text:style-name="T67">t</text:span><text:span text:style-name="T67"> </text:span><text:span text:style-name="T67">7</text:span><text:span text:style-name="T67">.</text:span></text:p></draw:text-box></draw:frame><text:span text:style-name="Bold_5f_niv1">Nombres croisés</text:span></text:h>
              </text:list-item>
            </text:list>
            <table:table table:name="Tableau22" table:style-name="Tableau22">
              <table:table-column table:style-name="Tableau22.A" table:number-columns-repeated="4"/>
              <table:table-column table:style-name="Tableau22.E"/>
              <table:table-row table:style-name="Tableau22.1">
                <table:table-cell table:style-name="Tableau22.A1" office:value-type="string">
                  <text:p text:style-name="P17"/>
                </table:table-cell>
                <table:table-cell table:style-name="Tableau22.A1" office:value-type="string">
                  <text:p text:style-name="P18">1</text:p>
                </table:table-cell>
                <table:table-cell table:style-name="Tableau22.A1" office:value-type="string">
                  <text:p text:style-name="P18">2</text:p>
                </table:table-cell>
                <table:table-cell table:style-name="Tableau22.A1" office:value-type="string">
                  <text:p text:style-name="P18">3</text:p>
                </table:table-cell>
                <table:table-cell table:style-name="Tableau22.A1" office:value-type="string">
                  <text:p text:style-name="P18">4 <text:s text:c="4"/></text:p>
                </table:table-cell>
              </table:table-row>
              <table:table-row table:style-name="Tableau22.1">
                <table:table-cell table:style-name="Tableau22.A1" office:value-type="string">
                  <text:p text:style-name="P18">A</text:p>
                </table:table-cell>
                <table:table-cell table:style-name="Tableau22.B2" office:value-type="string">
                  <text:p text:style-name="P17"/>
                </table:table-cell>
                <table:table-cell table:style-name="Tableau22.B2" office:value-type="string">
                  <text:p text:style-name="P17"/>
                </table:table-cell>
                <table:table-cell table:style-name="Tableau22.D2" office:value-type="string">
                  <text:p text:style-name="P17"/>
                </table:table-cell>
                <table:table-cell table:style-name="Tableau22.E2" office:value-type="string">
                  <text:p text:style-name="P17"/>
                </table:table-cell>
              </table:table-row>
              <table:table-row table:style-name="Tableau22.1">
                <table:table-cell table:style-name="Tableau22.A1" office:value-type="string">
                  <text:p text:style-name="P18">B</text:p>
                </table:table-cell>
                <table:table-cell table:style-name="Tableau22.C3" office:value-type="string">
                  <text:p text:style-name="P17"/>
                </table:table-cell>
                <table:table-cell table:style-name="Tableau22.C3" office:value-type="string">
                  <text:p text:style-name="P17"/>
                </table:table-cell>
                <table:table-cell table:style-name="Tableau22.D3" office:value-type="string">
                  <text:p text:style-name="P17"/>
                </table:table-cell>
                <table:table-cell table:style-name="Tableau22.E3" office:value-type="string">
                  <text:p text:style-name="P17"/>
                </table:table-cell>
              </table:table-row>
              <table:table-row table:style-name="Tableau22.1">
                <table:table-cell table:style-name="Tableau22.A1" office:value-type="string">
                  <text:p text:style-name="P18">C</text:p>
                </table:table-cell>
                <table:table-cell table:style-name="Tableau22.B4" office:value-type="string">
                  <text:p text:style-name="P17"/>
                </table:table-cell>
                <table:table-cell table:style-name="Tableau22.B4" office:value-type="string">
                  <text:p text:style-name="P17"/>
                </table:table-cell>
                <table:table-cell table:style-name="Tableau22.B4" office:value-type="string">
                  <text:p text:style-name="P17"/>
                </table:table-cell>
                <table:table-cell table:style-name="Tableau22.E4" office:value-type="string">
                  <text:p text:style-name="P17"/>
                </table:table-cell>
              </table:table-row>
              <table:table-row table:style-name="Tableau22.1">
                <table:table-cell table:style-name="Tableau22.A1" office:value-type="string">
                  <text:p text:style-name="P18">D</text:p>
                </table:table-cell>
                <table:table-cell table:style-name="Tableau22.B4" office:value-type="string">
                  <text:p text:style-name="P17"/>
                </table:table-cell>
                <table:table-cell table:style-name="Tableau22.D3" office:value-type="string">
                  <text:p text:style-name="P17"/>
                </table:table-cell>
                <table:table-cell table:style-name="Tableau22.B4" office:value-type="string">
                  <text:p text:style-name="P17"/>
                </table:table-cell>
                <table:table-cell table:style-name="Tableau22.E5" office:value-type="string">
                  <text:p text:style-name="P17"/>
                </table:table-cell>
              </table:table-row>
            </table:table>
            <text:p text:style-name="_5f_Paragraphe_20_livret_20_"><draw:frame text:anchor-type="char" draw:z-index="8" draw:name="Forme52_0" draw:style-name="gr8" draw:text-style-name="P67" svg:width="8.409cm" svg:height="2.468cm" svg:x="0.164cm" svg:y="0.12cm"><draw:text-box><text:p text:style-name="P64"><text:span text:style-name="T58">Verticalement</text:span></text:p><text:p><text:span text:style-name="T59">1 -</text:span><text:span text:style-name="T60"> </text:span><text:span text:style-name="T61">Nombre palindrome.</text:span></text:p><text:p text:style-name="P65"><text:span text:style-name="T59">2 -</text:span><text:span text:style-name="T61"> Multiple de 100 si on lui enlève 1.</text:span></text:p><text:p><text:span text:style-name="T59">3 -</text:span><text:span text:style-name="T61"> Multiple de 2 et de 3.</text:span></text:p><text:p text:style-name="P66"><text:span text:style-name="T59">4 -</text:span><text:span text:style-name="T61"> Multiple de 17. Multiple de 2</text:span><text:span text:style-name="T62">.</text:span></text:p><text:p text:style-name="P66"><text:span text:style-name="T59"/></text:p></draw:text-box></draw:frame><text:span text:style-name="_5f_pointillés_20_gris"/></text:p>
            <text:p text:style-name="_5f_Paragraphe_20_livret_20_"><text:span text:style-name="_5f_pointillés_20_gris"/></text:p>
            <text:p text:style-name="_5f_Paragraphe_20_livret_20_"><text:span text:style-name="_5f_pointillés_20_gris"/></text:p>
            <text:p text:style-name="_5f_Paragraphe_20_livret_20_"><text:span text:style-name="_5f_pointillés_20_gris"><text:span text:style-name="T57"/></text:span></text:p>
            <text:list xml:id="list182231442674679" text:continue-numbering="true" text:style-name="_5f_Numérotation_20_des_20_exercices_20_livrets">
              <text:list-item>
                <text:h text:style-name="_5f_Titre_20_d_27_exercices_20_livret_20_sans_20_titre" text:outline-level="1">Trace le chemin pour aller de 1 à 180 sachant qu'on peut monter vers une brique qui contient un multiple ou descendre vers une brique qui contient un diviseur, et qu'on ne peut pas se déplacer à l'horizontale.</text:h>
              </text:list-item>
            </text:list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A"/>
              <table:table-column table:style-name="Table1.P"/>
              <table:table-row table:style-name="Table1.1">
                <table:table-cell table:style-name="Table1.A1">
                  <text:p text:style-name="P32"/>
                </table:table-cell>
                <table:table-cell table:style-name="Table1.B1" table:number-columns-spanned="2" office:value-type="float" office:value="180">
                  <text:p text:style-name="P32">180</text:p>
                </table:table-cell>
                <table:covered-table-cell/>
                <table:table-cell table:style-name="Table1.D1" table:number-columns-spanned="2" office:value-type="float" office:value="405">
                  <text:p text:style-name="P32">405</text:p>
                </table:table-cell>
                <table:covered-table-cell/>
                <table:table-cell table:style-name="Table1.D1" table:number-columns-spanned="2" office:value-type="float" office:value="270">
                  <text:p text:style-name="P32">270</text:p>
                </table:table-cell>
                <table:covered-table-cell/>
                <table:table-cell table:style-name="Table1.D1" table:number-columns-spanned="2" office:value-type="float" office:value="108">
                  <text:p text:style-name="P32">108</text:p>
                </table:table-cell>
                <table:covered-table-cell/>
                <table:table-cell table:style-name="Table1.D1" table:number-columns-spanned="2" office:value-type="float" office:value="168">
                  <text:p text:style-name="P32">168</text:p>
                </table:table-cell>
                <table:covered-table-cell/>
                <table:table-cell table:style-name="Table1.D1" table:number-columns-spanned="2" office:value-type="float" office:value="252">
                  <text:p text:style-name="P32">252</text:p>
                </table:table-cell>
                <table:covered-table-cell/>
                <table:table-cell table:style-name="Table1.D1" table:number-columns-spanned="2" office:value-type="float" office:value="945">
                  <text:p text:style-name="P32">945</text:p>
                </table:table-cell>
                <table:covered-table-cell/>
                <table:table-cell table:style-name="Table1.P1">
                  <text:p text:style-name="P32"/>
                </table:table-cell>
              </table:table-row>
              <table:table-row table:style-name="Table1.2">
                <table:table-cell table:style-name="Table1.P1" table:number-columns-spanned="2" office:value-type="float" office:value="60">
                  <text:p text:style-name="P32">60</text:p>
                </table:table-cell>
                <table:covered-table-cell/>
                <table:table-cell table:style-name="Table1.P1" table:number-columns-spanned="2" office:value-type="float" office:value="90">
                  <text:p text:style-name="P32">90</text:p>
                </table:table-cell>
                <table:covered-table-cell/>
                <table:table-cell table:style-name="Table1.P1" table:number-columns-spanned="2" office:value-type="float" office:value="135">
                  <text:p text:style-name="P32">135</text:p>
                </table:table-cell>
                <table:covered-table-cell/>
                <table:table-cell table:style-name="Table1.P1" table:number-columns-spanned="2" office:value-type="float" office:value="54">
                  <text:p text:style-name="P32">54</text:p>
                </table:table-cell>
                <table:covered-table-cell/>
                <table:table-cell table:style-name="Table1.P1" table:number-columns-spanned="2" office:value-type="float" office:value="126">
                  <text:p text:style-name="P32">126</text:p>
                </table:table-cell>
                <table:covered-table-cell/>
                <table:table-cell table:style-name="Table1.P1" table:number-columns-spanned="2" office:value-type="float" office:value="84">
                  <text:p text:style-name="P32">84</text:p>
                </table:table-cell>
                <table:covered-table-cell/>
                <table:table-cell table:style-name="Table1.P1" table:number-columns-spanned="2" office:value-type="float" office:value="126">
                  <text:p text:style-name="P32">126</text:p>
                </table:table-cell>
                <table:covered-table-cell/>
                <table:table-cell table:style-name="Table1.O2" table:number-columns-spanned="2" office:value-type="float" office:value="189">
                  <text:p text:style-name="P32">189</text:p>
                </table:table-cell>
                <table:covered-table-cell/>
              </table:table-row>
              <table:table-row table:style-name="Table1.2">
                <table:table-cell table:style-name="Table1.A1">
                  <text:p text:style-name="P32"/>
                </table:table-cell>
                <table:table-cell table:style-name="Table1.P1" table:number-columns-spanned="2" office:value-type="float" office:value="20">
                  <text:p text:style-name="P32">20</text:p>
                </table:table-cell>
                <table:covered-table-cell/>
                <table:table-cell table:style-name="Table1.P1" table:number-columns-spanned="2" office:value-type="float" office:value="45">
                  <text:p text:style-name="P32">45</text:p>
                </table:table-cell>
                <table:covered-table-cell/>
                <table:table-cell table:style-name="Table1.F3" table:number-columns-spanned="2" office:value-type="string">
                  <text:p text:style-name="P32">25</text:p>
                </table:table-cell>
                <table:covered-table-cell/>
                <table:table-cell table:style-name="Table1.P1" table:number-columns-spanned="2" office:value-type="float" office:value="2">
                  <text:p text:style-name="P32">2</text:p>
                </table:table-cell>
                <table:covered-table-cell/>
                <table:table-cell table:style-name="Table1.P1" table:number-columns-spanned="2" office:value-type="float" office:value="42">
                  <text:p text:style-name="P32">42</text:p>
                </table:table-cell>
                <table:covered-table-cell/>
                <table:table-cell table:style-name="Table1.P1" table:number-columns-spanned="2" office:value-type="float" office:value="18">
                  <text:p text:style-name="P32">18</text:p>
                </table:table-cell>
                <table:covered-table-cell/>
                <table:table-cell table:style-name="Table1.P1" table:number-columns-spanned="2" office:value-type="float" office:value="63">
                  <text:p text:style-name="P32">63</text:p>
                </table:table-cell>
                <table:covered-table-cell/>
                <table:table-cell table:style-name="Table1.P1">
                  <text:p text:style-name="P32"/>
                </table:table-cell>
              </table:table-row>
              <table:table-row table:style-name="Table1.2">
                <table:table-cell table:style-name="Table1.P1" table:number-columns-spanned="2" office:value-type="float" office:value="10">
                  <text:p text:style-name="P32">10</text:p>
                </table:table-cell>
                <table:covered-table-cell/>
                <table:table-cell table:style-name="Table1.P1" table:number-columns-spanned="2" office:value-type="float" office:value="56">
                  <text:p text:style-name="P32">56</text:p>
                </table:table-cell>
                <table:covered-table-cell/>
                <table:table-cell table:style-name="Table1.P1" table:number-columns-spanned="2" office:value-type="float" office:value="15">
                  <text:p text:style-name="P32">15</text:p>
                </table:table-cell>
                <table:covered-table-cell/>
                <table:table-cell table:style-name="Table1.P1" table:number-columns-spanned="2" office:value-type="float" office:value="300">
                  <text:p text:style-name="P32">300</text:p>
                </table:table-cell>
                <table:covered-table-cell/>
                <table:table-cell table:style-name="Table1.P1" table:number-columns-spanned="2" office:value-type="float" office:value="300">
                  <text:p text:style-name="P32">300</text:p>
                </table:table-cell>
                <table:covered-table-cell/>
                <table:table-cell table:style-name="Table1.P1" table:number-columns-spanned="2" office:value-type="float" office:value="14">
                  <text:p text:style-name="P32">14</text:p>
                </table:table-cell>
                <table:covered-table-cell/>
                <table:table-cell table:style-name="Table1.P1" table:number-columns-spanned="2" office:value-type="float" office:value="42">
                  <text:p text:style-name="P32">42</text:p>
                </table:table-cell>
                <table:covered-table-cell/>
                <table:table-cell table:style-name="Table1.O2" table:number-columns-spanned="2" office:value-type="float" office:value="9">
                  <text:p text:style-name="P32">9</text:p>
                </table:table-cell>
                <table:covered-table-cell/>
              </table:table-row>
              <table:table-row table:style-name="Table1.2">
                <table:table-cell table:style-name="Table1.A1">
                  <text:p text:style-name="P32"/>
                </table:table-cell>
                <table:table-cell table:style-name="Table1.P1" table:number-columns-spanned="2" office:value-type="float" office:value="2">
                  <text:p text:style-name="P32">2</text:p>
                </table:table-cell>
                <table:covered-table-cell/>
                <table:table-cell table:style-name="Table1.P1" table:number-columns-spanned="2" office:value-type="float" office:value="28">
                  <text:p text:style-name="P32">28</text:p>
                </table:table-cell>
                <table:covered-table-cell/>
                <table:table-cell table:style-name="Table1.P1" table:number-columns-spanned="2" office:value-type="float" office:value="3">
                  <text:p text:style-name="P32">3</text:p>
                </table:table-cell>
                <table:covered-table-cell/>
                <table:table-cell table:style-name="Table1.P1" table:number-columns-spanned="2" office:value-type="float" office:value="60">
                  <text:p text:style-name="P32">60</text:p>
                </table:table-cell>
                <table:covered-table-cell/>
                <table:table-cell table:style-name="Table1.P1" table:number-columns-spanned="2" office:value-type="float" office:value="120">
                  <text:p text:style-name="P32">120</text:p>
                </table:table-cell>
                <table:covered-table-cell/>
                <table:table-cell table:style-name="Table1.P1" table:number-columns-spanned="2" office:value-type="float" office:value="7">
                  <text:p text:style-name="P32">7</text:p>
                </table:table-cell>
                <table:covered-table-cell/>
                <table:table-cell table:style-name="Table1.P1" table:number-columns-spanned="2" office:value-type="float" office:value="6">
                  <text:p text:style-name="P32">6</text:p>
                </table:table-cell>
                <table:covered-table-cell/>
                <table:table-cell table:style-name="Table1.P1">
                  <text:p text:style-name="P32"/>
                </table:table-cell>
              </table:table-row>
              <table:table-row table:style-name="Table1.2">
                <table:table-cell table:style-name="Table1.P1" table:number-columns-spanned="2" office:value-type="float" office:value="21">
                  <text:p text:style-name="P32">21</text:p>
                </table:table-cell>
                <table:covered-table-cell/>
                <table:table-cell table:style-name="Table1.P1" table:number-columns-spanned="2" office:value-type="float" office:value="14">
                  <text:p text:style-name="P32">14</text:p>
                </table:table-cell>
                <table:covered-table-cell/>
                <table:table-cell table:style-name="Table1.P1" table:number-columns-spanned="2" office:value-type="float" office:value="42">
                  <text:p text:style-name="P32">42</text:p>
                </table:table-cell>
                <table:covered-table-cell/>
                <table:table-cell table:style-name="Table1.P1" table:number-columns-spanned="2" office:value-type="float" office:value="12">
                  <text:p text:style-name="P32">12</text:p>
                </table:table-cell>
                <table:covered-table-cell/>
                <table:table-cell table:style-name="Table1.P1" table:number-columns-spanned="2" office:value-type="float" office:value="30">
                  <text:p text:style-name="P32">30</text:p>
                </table:table-cell>
                <table:covered-table-cell/>
                <table:table-cell table:style-name="Table1.P1" table:number-columns-spanned="2" office:value-type="float" office:value="45">
                  <text:p text:style-name="P32">45</text:p>
                </table:table-cell>
                <table:covered-table-cell/>
                <table:table-cell table:style-name="Table1.P1" table:number-columns-spanned="2" office:value-type="float" office:value="3">
                  <text:p text:style-name="P32">3</text:p>
                </table:table-cell>
                <table:covered-table-cell/>
                <table:table-cell table:style-name="Table1.O2" table:number-columns-spanned="2" office:value-type="float" office:value="4">
                  <text:p text:style-name="P32">4</text:p>
                </table:table-cell>
                <table:covered-table-cell/>
              </table:table-row>
              <table:table-row table:style-name="Table1.1">
                <table:table-cell table:style-name="Table1.A7">
                  <text:p text:style-name="P32"/>
                </table:table-cell>
                <table:table-cell table:style-name="Table1.P1" table:number-columns-spanned="2" office:value-type="float" office:value="7">
                  <text:p text:style-name="P32">7</text:p>
                </table:table-cell>
                <table:covered-table-cell/>
                <table:table-cell table:style-name="Table1.P1" table:number-columns-spanned="2" office:value-type="float" office:value="6">
                  <text:p text:style-name="P32">6</text:p>
                </table:table-cell>
                <table:covered-table-cell/>
                <table:table-cell table:style-name="Table1.P1" table:number-columns-spanned="2" office:value-type="float" office:value="3">
                  <text:p text:style-name="P32">3</text:p>
                </table:table-cell>
                <table:covered-table-cell/>
                <table:table-cell table:style-name="Table1.P1" table:number-columns-spanned="2" office:value-type="float" office:value="5">
                  <text:p text:style-name="P32">5</text:p>
                </table:table-cell>
                <table:covered-table-cell/>
                <table:table-cell table:style-name="Table1.P1" table:number-columns-spanned="2" office:value-type="float" office:value="15">
                  <text:p text:style-name="P32">15</text:p>
                </table:table-cell>
                <table:covered-table-cell/>
                <table:table-cell table:style-name="Table1.P1" table:number-columns-spanned="2" office:value-type="float" office:value="9">
                  <text:p text:style-name="P32">9</text:p>
                </table:table-cell>
                <table:covered-table-cell/>
                <table:table-cell table:style-name="Table1.N7" table:number-columns-spanned="2" office:value-type="float" office:value="1">
                  <text:p text:style-name="P32">1</text:p>
                </table:table-cell>
                <table:covered-table-cell/>
                <table:table-cell table:style-name="Table1.P7" office:value-type="string">
                  <text:p text:style-name="P32"><text:s/></text:p>
                </table:table-cell>
              </table:table-row>
            </table:table>
            <text:list xml:id="list182231386140804" text:continue-numbering="true" text:style-name="_5f_Numérotation_20_des_20_exercices_20_livrets">
              <text:list-header>
                <text:h text:style-name="_5f_Titre_20_d_27_exercices_20_livret_20_sans_20_titre" text:outline-level="1"/>
              </text:list-header>
            </text:list>
          </text:section>
        </text:section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Lucida Sans1" svg:font-family="'Lucida Sans'" style:font-pitch="variable"/>
    <style:font-face style:name="SimSun" svg:font-family="SimSun" style:font-pitch="variable"/>
    <style:font-face style:name="Tahoma" svg:font-family="Tahoma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6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ucida Sans" svg:font-family="'Lucida Sans'" style:font-family-generic="swiss" style:font-pitch="variable"/>
    <style:font-face style:name="Times New Roman1" svg:font-family="'Times New Roman'" style:font-family-generic="swiss" style:font-pitch="variable"/>
    <style:font-face style:name="Bitstream Vera Sans7" svg:font-family="'Bitstream Vera Sans'" style:font-family-generic="system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StarSymbol1" svg:font-family="StarSymbol" style:font-family-generic="system" style:font-pitch="variable"/>
    <style:font-face style:name="Tahoma2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paragraph-properties fo:margin-top="0.4cm" fo:margin-bottom="0.199cm" style:contextual-spacing="false"/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6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7" style:font-family-asian="'Bitstream Vera Sans'" style:font-family-generic-asian="system" style:font-pitch-asian="variable" style:font-size-asian="10pt" style:language-asian="zh" style:country-asian="CN" style:font-name-complex="Bitstream Vera Sans7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6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6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Bold_5f_niv1" style:display-name="Bold_niv1" style:family="text">
      <style:text-properties fo:color="#e8c32a" loext:opacity="100%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3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3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Default_20_Paragraph_20_Font" style:display-name="Default Paragraph Font" style:family="text">
      <style:text-properties style:font-name="Bitstream Vera Sans" fo:font-family="'Bitstream Vera Sans'" style:font-style-name="Roman" style:font-family-generic="swiss" style:font-pitch="variable" fo:font-size="11pt" style:font-size-asian="10.5pt"/>
    </style:style>
    <style:style style:name="livret" style:family="text"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4" style:family="paragraph" style:parent-style-name="_5f_En-tête">
      <style:paragraph-properties fo:text-align="start" style:justify-single-word="false"/>
      <style:text-properties officeooo:paragraph-rsid="01b6dc57"/>
    </style:style>
    <style:style style:name="MP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 style:parent-style-name="Footer">
      <style:paragraph-properties fo:text-align="end" style:justify-single-word="false"/>
      <style:text-properties officeooo:paragraph-rsid="00d4df5c"/>
    </style:style>
    <style:style style:name="MP9" style:family="paragraph" style:parent-style-name="Footer">
      <style:paragraph-properties fo:text-align="start" style:justify-single-word="false"/>
      <style:text-properties officeooo:paragraph-rsid="00d4df5c"/>
    </style:style>
    <style:style style:name="MP1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1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MP12" style:family="paragraph" style:parent-style-name="Header">
      <style:text-properties fo:font-size="14pt" style:font-size-asian="14pt" style:font-size-complex="14pt"/>
    </style:style>
    <style:style style:name="M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4" style:family="paragraph" style:parent-style-name="Standard">
      <style:text-properties fo:font-size="6pt" style:font-size-asian="6pt" style:font-size-complex="6pt"/>
    </style:style>
    <style:style style:name="MP15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_5f_Titre_20_d_27_exercices_20_livret" style:list-style-name="_5f_Numérotation_20_des_20_exercices_20_livrets"/>
    <style:style style:name="MP19" style:family="paragraph" style:parent-style-name="Footer">
      <style:text-properties officeooo:rsid="00178920" officeooo:paragraph-rsid="00178920"/>
    </style:style>
    <style:style style:name="MP20" style:family="paragraph" style:parent-style-name="Footer">
      <style:text-properties officeooo:paragraph-rsid="00c384cf"/>
    </style:style>
    <style:style style:name="MP2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2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2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officeooo:rsid="01b6dc57"/>
    </style:style>
    <style:style style:name="MT4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7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8" style:family="text">
      <style:text-properties style:use-window-font-color="true" loext:opacity="0%" style:font-name="Bitstream Vera Sans4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9" style:family="text">
      <style:text-properties fo:font-variant="normal" fo:text-transform="none" fo:color="#000000" loext:opacity="100%" style:font-name="Bitstream Vera Sans4" fo:background-color="transparent" loext:char-shading-value="0"/>
    </style:style>
    <style:style style:name="MT10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1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3" style:family="text">
      <style:text-properties fo:font-variant="small-caps" officeooo:rsid="00990660"/>
    </style:style>
    <style:style style:name="MT14" style:family="text">
      <style:text-properties fo:font-variant="small-caps" officeooo:rsid="0054f64f"/>
    </style:style>
    <style:style style:name="MT15" style:family="text">
      <style:text-properties fo:font-variant="small-caps" officeooo:rsid="00b5d2d1"/>
    </style:style>
    <style:style style:name="MT16" style:family="text">
      <style:text-properties fo:font-variant="small-caps" officeooo:rsid="00b6801f"/>
    </style:style>
    <style:style style:name="MT17" style:family="text">
      <style:text-properties officeooo:rsid="002925a2"/>
    </style:style>
    <style:style style:name="MT18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MP4"><text:span text:style-name="MT3">Calculer : </text:span><text:span text:style-name="MT4">Critères de divisibilité</text:span><text:span text:style-name="MT3"> </text:span></text:p>
      </style:header>
      <style:footer>
        <text:p text:style-name="MP5"><draw:frame draw:style-name="Mfr1" draw:name="Frame1" text:anchor-type="paragraph" svg:y="-0.06cm" draw:z-index="3"><draw:text-box fo:min-height="0.499cm" fo:min-width="7.096cm"><draw:frame draw:style-name="Mfr2" draw:name="Frame2" text:anchor-type="frame" svg:x="0.45cm" svg:y="0.079cm" svg:width="0.817cm" draw:z-index="4"><draw:text-box fo:min-height="0.355cm"><text:p text:style-name="MP6"><draw:g text:anchor-type="paragraph" draw:z-index="5" draw:name="Shape4_1" draw:style-name="Mgr1"><draw:path draw:style-name="Mgr2" draw:text-style-name="MP7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8"><text:span text:style-name="MT5">calculer</text:span><text:span text:style-name="MT6"> : </text:span><text:span text:style-name="MT7">Critères de divisibilités</text:span></text:p></draw:text-box></draw:frame></text:p>
      </style:footer>
      <style:footer-left>
        <text:p text:style-name="MP5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6"><text:page-number text:select-page="current">5</text:page-number></text:p></draw:text-box></draw:frame><text:p text:style-name="MP9"><text:span text:style-name="MT5">calculer</text:span><text:span text:style-name="MT6"> : </text:span><text:span text:style-name="MT7">critères de divisibilité</text:span></text:p></draw:text-box></draw:frame><draw:g text:anchor-type="paragraph" draw:z-index="6" draw:name="Shape4_5" draw:style-name="Mgr1"><draw:path draw:style-name="Mgr2" draw:text-style-name="MP7" svg:width="0.855cm" svg:height="1.172cm" svg:x="-0.319cm" svg:y="-0.194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10" draw:name="Shape5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2">N1 : Priorités, distributivité</text:p>
                    </table:table-cell>
                    <table:table-cell table:style-name="Tableau5.A1" office:value-type="string">
                      <text:p text:style-name="MP12"/>
                    </table:table-cell>
                  </table:table-row>
                  <table:table-row>
                    <table:table-cell table:style-name="Tableau5.A1" office:value-type="string">
                      <text:p text:style-name="MP13">Série 1 : Priorités opératoires</text:p>
                    </table:table-cell>
                    <table:table-cell table:style-name="Tableau5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11" draw:name="Shape6" draw:style-name="Mgr3"><draw:ellipse draw:style-name="Mgr4" draw:text-style-name="MP10" svg:width="1.715cm" svg:height="1.784cm" svg:x="0cm" svg:y="0.004cm" draw:kind="arc" draw:start-angle="90.48" draw:end-angle="269.56"><text:p/></draw:ellipse><draw:line draw:style-name="Mgr4" draw:text-style-name="MP10" svg:x1="0.847cm" svg:y1="0.002cm" svg:x2="18.167cm" svg:y2="0.002cm"><text:p/></draw:line><draw:line draw:style-name="Mgr4" draw:text-style-name="MP10" svg:x1="0.847cm" svg:y1="1.782cm" svg:x2="18.158cm" svg:y2="1.782cm"><text:p/></draw:line><draw:ellipse draw:style-name="Mgr4" draw:text-style-name="MP10" svg:width="1.719cm" svg:height="1.782cm" svg:x="17.29cm" svg:y="0cm" draw:kind="arc" draw:start-angle="270.5" draw:end-angle="89.48"><text:p/></draw:ellipse><draw:frame draw:style-name="Mgr5" draw:text-style-name="MP11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2">5N1 : Priorités, distributivité</text:p>
                    </table:table-cell>
                    <table:table-cell table:style-name="Tableau7.A1" office:value-type="string">
                      <text:p text:style-name="MP12"/>
                    </table:table-cell>
                  </table:table-row>
                  <table:table-row>
                    <table:table-cell table:style-name="Tableau7.A1" office:value-type="string">
                      <text:p text:style-name="MP13">Série 1 : Priorités opératoires</text:p>
                    </table:table-cell>
                    <table:table-cell table:style-name="Tableau7.A1" office:value-type="string">
                      <text:p text:style-name="MP13"/>
                    </table:table-cell>
                  </table:table-row>
                </table:table>
              </table:table-cell>
            </table:table-row>
          </table:table-header-rows>
        </table:table>
        <text:p text:style-name="MP14"><text:span text:style-name="corps"><text:span text:style-name="MT8"/></text:span></text:p>
      </style:header-left>
      <style:footer>
        <text:p text:style-name="MP15"><text:span text:style-name="MT9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6">Série 4 : Constructions (2)</text:p>
      </style:header>
      <style:footer>
        <text:p text:style-name="MP17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6">Série 6 : Démonstrations (2)</text:p>
        <text:list xml:id="list3898528504" text:style-name="_5f_Numérotation_20_des_20_exercices_20_livrets">
          <text:list-item>
            <text:h text:style-name="MP18" text:outline-level="1">Sans justi</text:h>
          </text:list-item>
        </text:list>
      </style:header>
      <style:footer>
        <text:p text:style-name="MP17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_5f_En-tête"><text:s/><text:span text:style-name="MT10">Calculer</text:span> : <text:span text:style-name="MT10">Additionner et soustraire</text:span></text:p>
      </style:header>
      <style:footer>
        <text:p text:style-name="MP19"><draw:frame draw:style-name="Mfr3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 : additionner et soustraire</text:span><text:span text:style-name="MT12"> </text:span></text:p></draw:text-box></draw:frame><draw:g text:anchor-type="paragraph" draw:z-index="12" draw:name="Shape4_3" draw:style-name="Mgr1"><draw:path draw:style-name="Mgr2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19"><draw:g text:anchor-type="paragraph" draw:z-index="13" draw:name="Shape4_0" draw:style-name="Mgr1"><draw:path draw:style-name="Mgr6" draw:text-style-name="MP21" svg:width="0.855cm" svg:height="1.172cm" svg:x="-0.143cm" svg:y="-0.175cm" svg:viewBox="0 0 856 1173" svg:d="M856 1173h-856v-991c0-100 79-182 175-182h505c97 0 176 82 176 182z"><text:p/></draw:path></draw:g><draw:frame draw:style-name="Mfr3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6"><text:page-number text:select-page="current">0</text:page-number></text:p></draw:text-box></draw:frame><text:p text:style-name="MP20"><text:span text:style-name="MT11">Calculer</text:span><text:span text:style-name="MT12"> : </text:span><text:span text:style-name="MT11">additionner et soustraire</text:span></text:p></draw:text-box></draw:frame><draw:g text:anchor-type="paragraph" draw:z-index="14" draw:name="Shape4_4" draw:style-name="Mgr1"><draw:path draw:style-name="Mgr2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16" draw:style-name="Mdp1">
      <style:header>
        <text:p text:style-name="MP22"><text:span text:style-name="MT13">Géométrie plane</text:span><text:span text:style-name="MT14"> : </text:span><text:span text:style-name="MT15">Parallèles, perpendiculaires,<text:line-break/> </text:span><text:span text:style-name="MT16">distances</text:span></text:p>
      </style:header>
      <style:footer>
        <text:p text:style-name="MP19"><draw:frame draw:style-name="Mfr3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6"><draw:g text:anchor-type="paragraph" draw:z-index="9" draw:name="Shape4" draw:style-name="Mgr1"><draw:path draw:style-name="Mgr7" draw:text-style-name="MP2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17">espace</text:span> • <text:span text:style-name="MT18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18:22:30.219059541</dc:date>
    <meta:editing-duration>P2DT23H35M54S</meta:editing-duration>
    <meta:editing-cycles>386</meta:editing-cycles>
    <meta:generator>LibreOffice/7.0.0.3$Linux_X86_64 LibreOffice_project/8061b3e9204bef6b321a21033174034a5e2ea88e</meta:generator>
    <meta:document-statistic meta:table-count="8" meta:image-count="0" meta:object-count="0" meta:page-count="1" meta:paragraph-count="170" meta:word-count="444" meta:character-count="2400" meta:non-whitespace-character-count="2013"/>
  </office:meta>
</office:document-meta>
</file>